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9-03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6-26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5-07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3-0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1-14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1-04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9-03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7-09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5-07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3-25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1-3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0-11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7-18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5-09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2-0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1-02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7-05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4-20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2-14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2-09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0-05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7-20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5-24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4-01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2-1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0-06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9-18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7-2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5-13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3-16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1-23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2-18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1-04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0-0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8-14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5-31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4-08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2-11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2-1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0-02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8-0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5-23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4-1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3-2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3-15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3-13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2-22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1</text:p>
          </table:table-cell>
          <table:table-cell office:value-type="string" calcext:value-type="string">
            <text:p>11J025</text:p>
          </table:table-cell>
          <table:table-cell office:value-type="string" calcext:value-type="string">
            <text:p>2018-02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908" meta:object-count="0"/>
    <meta:user-defined meta:name="AppVersion">3.0</meta:user-defined>
  </office:meta>
</office:document-meta>
</file>